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P2" style:family="paragraph" style:parent-style-name="Preformatted_20_Text">
      <style:text-properties officeooo:paragraph-rsid="0002170a"/>
    </style:style>
    <style:style style:name="P3" style:family="paragraph" style:parent-style-name="Preformatted_20_Text">
      <style:paragraph-properties fo:break-before="page"/>
      <style:text-properties officeooo:paragraph-rsid="0002170a"/>
    </style:style>
    <style:style style:name="P4" style:family="paragraph" style:parent-style-name="Preformatted_20_Text">
      <style:text-properties officeooo:paragraph-rsid="0002ee71"/>
    </style:style>
    <style:style style:name="P5" style:family="paragraph" style:parent-style-name="Preformatted_20_Text">
      <style:text-properties fo:font-weight="bold" officeooo:rsid="0002ee71" officeooo:paragraph-rsid="0002ee71" style:font-weight-asian="bold" style:font-weight-complex="bold"/>
    </style:style>
    <style:style style:name="T1" style:family="text">
      <style:text-properties officeooo:rsid="0002e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ery</text:p>
      <text:p text:style-name="Preformatted_20_Text"/>
      <text:p text:style-name="P4">create table <text:s/>students (roll_no <text:span text:style-name="T1">varchar(20)</text:span> primary key, name varchar(20), department varchar(20));</text:p>
      <text:p text:style-name="P4"/>
      <text:p text:style-name="P4">insert into students values ('1', 'Ashwin', 'CSE'), ('2', 'Aarav', 'CSE'), ('3', 'Anadhu', 'CSE');</text:p>
      <text:p text:style-name="P4"/>
      <text:p text:style-name="P4">select * from students;</text:p>
      <text:p text:style-name="P4"/>
      <text:p text:style-name="P4">+---------+--------+------------+</text:p>
      <text:p text:style-name="P4">| roll_no | name <text:s text:c="2"/>| department |</text:p>
      <text:p text:style-name="P4">+---------+--------+------------+</text:p>
      <text:p text:style-name="P4">| 1 <text:s text:c="6"/>| Ashwin | CSE <text:s text:c="7"/>|</text:p>
      <text:p text:style-name="P4">| 2 <text:s text:c="6"/>| Aarav <text:s/>| CSE <text:s text:c="7"/>|</text:p>
      <text:p text:style-name="P4">| 3 <text:s text:c="6"/>| Anadhu | CSE <text:s text:c="7"/>|</text:p>
      <text:p text:style-name="P4">+---------+--------+------------+<text:line-break/><text:line-break/><text:line-break/><text:lin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9-17T08:37:29.650193468</meta:print-date>
    <meta:printed-by>PDF files</meta:printed-by>
    <dc:date>2024-09-17T08:58:40.633885678</dc:date>
    <meta:editing-duration>PT10M2S</meta:editing-duration>
    <meta:editing-cycles>1</meta:editing-cycles>
    <meta:document-statistic meta:table-count="0" meta:image-count="0" meta:object-count="0" meta:page-count="2" meta:paragraph-count="12" meta:word-count="70" meta:character-count="461" meta:non-whitespace-character-count="365"/>
    <meta:generator>LibreOffice/24.2.4.2$Linux_X86_64 LibreOffice_project/420$Build-2</meta:generator>
  </office:meta>
</office:document-meta>
</file>